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15%"/>
    </style:style>
    <style:style style:name="P2" style:family="paragraph" style:parent-style-name="Heading_20_2">
      <style:paragraph-properties fo:line-height="115%"/>
    </style:style>
    <style:style style:name="P3" style:family="paragraph" style:parent-style-name="Preformatted_20_Text">
      <style:paragraph-properties fo:line-height="115%"/>
    </style:style>
    <style:style style:name="P4" style:family="paragraph" style:parent-style-name="Preformatted_20_Text">
      <style:paragraph-properties fo:line-height="115%"/>
      <style:text-properties officeooo:paragraph-rsid="000386db"/>
    </style:style>
    <style:style style:name="P5" style:family="paragraph" style:parent-style-name="Preformatted_20_Text">
      <style:paragraph-properties fo:margin-left="0.4925in" fo:margin-right="0in" fo:line-height="115%" fo:text-indent="0in" style:auto-text-indent="false"/>
      <style:text-properties officeooo:paragraph-rsid="000386db"/>
    </style:style>
    <style:style style:name="P6" style:family="paragraph" style:parent-style-name="Standard">
      <style:paragraph-properties fo:line-height="115%"/>
      <style:text-properties officeooo:rsid="0001ef10" officeooo:paragraph-rsid="0001ef10"/>
    </style:style>
    <style:style style:name="P7" style:family="paragraph" style:parent-style-name="Standard" style:list-style-name="L1">
      <style:paragraph-properties fo:line-height="115%"/>
      <style:text-properties officeooo:rsid="0001ef10" officeooo:paragraph-rsid="0001ef10"/>
    </style:style>
    <style:style style:name="P8" style:family="paragraph" style:parent-style-name="Standard">
      <style:paragraph-properties fo:line-height="115%" fo:text-align="center" style:justify-single-word="false"/>
      <style:text-properties officeooo:rsid="0001ef10" officeooo:paragraph-rsid="0001ef10"/>
    </style:style>
    <style:style style:name="P9" style:family="paragraph" style:parent-style-name="Standard">
      <style:paragraph-properties fo:line-height="115%"/>
      <style:text-properties officeooo:rsid="00037186" officeooo:paragraph-rsid="00037186"/>
    </style:style>
    <style:style style:name="P10" style:family="paragraph" style:parent-style-name="Standard">
      <style:paragraph-properties fo:line-height="115%"/>
    </style:style>
    <style:style style:name="P11" style:family="paragraph" style:parent-style-name="Standard">
      <style:paragraph-properties fo:line-height="115%"/>
      <style:text-properties officeooo:paragraph-rsid="0001ef10"/>
    </style:style>
    <style:style style:name="P12" style:family="paragraph" style:parent-style-name="Standard">
      <style:paragraph-properties fo:line-height="115%"/>
      <style:text-properties officeooo:paragraph-rsid="00037186"/>
    </style:style>
    <style:style style:name="P13" style:family="paragraph" style:parent-style-name="Text_20_body">
      <style:paragraph-properties fo:line-height="115%"/>
      <style:text-properties officeooo:rsid="00037186" officeooo:paragraph-rsid="00037186"/>
    </style:style>
    <style:style style:name="P14" style:family="paragraph" style:parent-style-name="Text_20_body">
      <style:paragraph-properties fo:line-height="115%"/>
      <style:text-properties officeooo:rsid="000386db" officeooo:paragraph-rsid="000386db"/>
    </style:style>
    <style:style style:name="P15" style:family="paragraph" style:parent-style-name="Text_20_body">
      <style:paragraph-properties fo:line-height="115%"/>
    </style:style>
    <style:style style:name="P16" style:family="paragraph" style:parent-style-name="Text_20_body" style:list-style-name="L2">
      <style:paragraph-properties fo:line-height="115%"/>
    </style:style>
    <style:style style:name="P17" style:family="paragraph" style:parent-style-name="Text_20_body">
      <style:paragraph-properties fo:line-height="115%"/>
      <style:text-properties officeooo:rsid="000567fe" officeooo:paragraph-rsid="000567fe"/>
    </style:style>
    <style:style style:name="P18" style:family="paragraph" style:parent-style-name="Text_20_body" style:list-style-name="L2">
      <style:paragraph-properties fo:margin-top="0in" fo:margin-bottom="0in" loext:contextual-spacing="false" fo:line-height="115%"/>
    </style:style>
    <style:style style:name="T1" style:family="text">
      <style:text-properties officeooo:rsid="00037186"/>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P1" text:outline-level="1">Project Overview</text:h>
      <text:p text:style-name="P6"/>
      <text:p text:style-name="P10">Sentiment analysis is the process of detecting positive or negative sentiment in text. It’s often used by businesses to detect sentiment in social data, gauge brand reputation, and understand customers.</text:p>
      <text:p text:style-name="P10"/>
      <text:p text:style-name="P15">Since customers express their thoughts and feelings more openly than ever before, sentiment analysis is becoming an essential tool to monitor and understand that sentiment. Automatically analyzing customer feedback, such as opinions in survey responses and social media conversations, allows brands to learn what makes customers happy or frustrated, so that they can tailor products and services to meet their customers’ needs. </text:p>
      <text:p text:style-name="P15">For example, using sentiment analysis to automatically analyze 4,000+ reviews about your product could help you discover if customers are happy about your <text:span text:style-name="Source_20_Text">pricing plans</text:span> and <text:span text:style-name="Source_20_Text">customer service</text:span>.</text:p>
      <text:p text:style-name="P15">Maybe you want to gauge brand sentiment on social media, in real time and over time, so you can detect disgruntled customers immediately and respond as soon as possible. </text:p>
      <text:p text:style-name="P10"/>
      <text:h text:style-name="P1" text:outline-level="1">Problem Statement</text:h>
      <text:p text:style-name="P11"/>
      <text:p text:style-name="P6">The goal is to create a model from this training dataset and apply to my company <text:a xlink:type="simple" xlink:href="http://www.zooplus.com/" text:style-name="Internet_20_link" text:visited-style-name="Visited_20_Internet_20_Link">www.zooplus.com</text:a></text:p>
      <text:p text:style-name="P6">The tasks to achieve that are the following:</text:p>
      <text:list xml:id="list2915209503" text:style-name="L1">
        <text:list-item>
          <text:p text:style-name="P7">Download and preprocess data from Amazon pet suppliers reviews</text:p>
        </text:list-item>
        <text:list-item>
          <text:p text:style-name="P7">Train a classifier that can determine if a text review feeling is good or bad</text:p>
        </text:list-item>
        <text:list-item>
          <text:p text:style-name="P7">Make the classifier run on AWS as an endpoint</text:p>
        </text:list-item>
      </text:list>
      <text:p text:style-name="P6"/>
      <text:h text:style-name="P1" text:outline-level="1">Metrics</text:h>
      <text:p text:style-name="P6"/>
      <text:p text:style-name="P6">As a common metric I will use:</text:p>
      <text:p text:style-name="P6"/>
      <text:p text:style-name="P8"><draw:frame draw:style-name="fr1" draw:name="Object1" text:anchor-type="as-char" svg:y="-0.2728in" svg:width="2.3846in" svg:height="0.4217in" draw:z-index="0"><draw:object xlink:href="./Object 1" xlink:type="simple" xlink:show="embed" xlink:actuate="onLoad"/><draw:image xlink:href="./ObjectReplacements/Object 1" xlink:type="simple" xlink:show="embed" xlink:actuate="onLoad"/></draw:frame></text:p>
      <text:p text:style-name="P6"/>
      <text:p text:style-name="P12"><text:span text:style-name="T1">A true positive when the algorithm hits a positive review</text:span></text:p>
      <text:p text:style-name="P9">A true negative review performed <text:s/>hits a negative review</text:p>
      <text:p text:style-name="P9"/>
      <text:h text:style-name="P1" text:outline-level="1"><text:soft-page-break/></text:h>
      <text:h text:style-name="P1" text:outline-level="1">Analysis</text:h>
      <text:p text:style-name="P9"/>
      <text:h text:style-name="P2" text:outline-level="2">Data Exploration </text:h>
      <text:p text:style-name="P13">The dataset that is going to be used comes from here <text:a xlink:type="simple" xlink:href="http://jmcauley.ucsd.edu/data/amazon/" text:style-name="Internet_20_link" text:visited-style-name="Visited_20_Internet_20_Link">http://jmcauley.ucsd.edu/data/amazon/</text:a></text:p>
      <text:p text:style-name="P13">and in particular from the Pet supplies package that in this moment of time has 157.836 reviews</text:p>
      <text:p text:style-name="P13">each row has the following format</text:p>
      <text:p text:style-name="P13"/>
      <text:p text:style-name="P4">{ </text:p>
      <text:p text:style-name="P5">"reviewerID": "A2SUAM1J3GNN3B", </text:p>
      <text:p text:style-name="P5">"asin": "0000013714", </text:p>
      <text:p text:style-name="P5">"reviewerName": "J. McDonald", </text:p>
      <text:p text:style-name="P5">"helpful": [2, 3], </text:p>
      <text:p text:style-name="P5">"reviewText": "I bought this for my husband who plays the piano. He is having a wonderful time playing these old hymns. The music is at times hard to read because we think the book was published for singing from more than playing from. Great purchase though!", </text:p>
      <text:p text:style-name="P5">"overall": 5.0, </text:p>
      <text:p text:style-name="P5">"summary": "Heavenly Highway Hymns", </text:p>
      <text:p text:style-name="P5">"unixReviewTime": 1252800000, </text:p>
      <text:p text:style-name="P5">"reviewTime": "09 13, 2009" </text:p>
      <text:p text:style-name="P4">}</text:p>
      <text:p text:style-name="P3"/>
      <text:p text:style-name="P14">Where</text:p>
      <text:p text:style-name="P14"><text:span text:style-name="Teletype">reviewerID</text:span> - ID of the reviewer, e.g. <text:a xlink:type="simple" xlink:href="http://www.amazon.com/gp/cdp/member-reviews/A2SUAM1J3GNN3B" text:style-name="Internet_20_link" text:visited-style-name="Visited_20_Internet_20_Link">A2SUAM1J3GNN3B</text:a> </text:p>
      <text:list xml:id="list735542710" text:style-name="L2">
        <text:list-item>
          <text:p text:style-name="P18"><text:span text:style-name="Teletype">asin</text:span> - ID of the product, e.g. <text:a xlink:type="simple" xlink:href="http://www.amazon.com/dp/0000013714" text:style-name="Internet_20_link" text:visited-style-name="Visited_20_Internet_20_Link">0000013714</text:a> </text:p>
        </text:list-item>
        <text:list-item>
          <text:p text:style-name="P18"><text:span text:style-name="Teletype">reviewerName</text:span> - name of the reviewer </text:p>
        </text:list-item>
        <text:list-item>
          <text:p text:style-name="P18"><text:span text:style-name="Teletype">helpful</text:span> - helpfulness rating of the review, e.g. 2/3 </text:p>
        </text:list-item>
        <text:list-item>
          <text:p text:style-name="P18"><text:span text:style-name="Teletype">reviewText</text:span> - text of the review </text:p>
        </text:list-item>
        <text:list-item>
          <text:p text:style-name="P18"><text:span text:style-name="Teletype">overall</text:span> - rating of the product </text:p>
        </text:list-item>
        <text:list-item>
          <text:p text:style-name="P18"><text:span text:style-name="Teletype">summary</text:span> - summary of the review </text:p>
        </text:list-item>
        <text:list-item>
          <text:p text:style-name="P18"><text:span text:style-name="Teletype">unixReviewTime</text:span> - time of the review (unix time) </text:p>
        </text:list-item>
        <text:list-item>
          <text:p text:style-name="P16"><text:span text:style-name="Teletype">reviewTime</text:span> - time of the review (raw) </text:p>
        </text:list-item>
      </text:list>
      <text:h text:style-name="Heading_20_2" text:outline-level="2">data visualization</text:h>
      <text:p text:style-name="P17"/>
      <text:p text:style-name="P17"/>
      <text:p text:style-name="P17"/>
      <text:p text:style-name="P17"/>
      <text:p text:style-name="P17"><text:soft-page-break/></text:p>
      <text:h text:style-name="Heading_20_1" text:outline-level="1">Methodology</text:h>
      <text:h text:style-name="Heading_20_2" text:outline-level="2">Data Preprocessing</text:h>
      <text:p text:style-name="P17">Since not all columns are going to be useful I will apply the following criteria:</text:p>
      <text:p text:style-name="P17">Remove all columns but reviewText overall and summary, I want to see if with summary column is enough for training the model</text:p>
      <text:p text:style-name="P17">Apply bag of words to all texts to create the vocabulary</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8:49:48.280915046</meta:creation-date>
    <dc:date>2021-03-30T19:30:28.905807532</dc:date>
    <meta:editing-duration>PT7M29S</meta:editing-duration>
    <meta:editing-cycles>2</meta:editing-cycles>
    <meta:generator>LibreOffice/6.4.6.2$Linux_X86_64 LibreOffice_project/40$Build-2</meta:generator>
    <meta:document-statistic meta:table-count="0" meta:image-count="0" meta:object-count="1" meta:page-count="3" meta:paragraph-count="48" meta:word-count="475" meta:character-count="2912" meta:non-whitespace-character-count="2472"/>
  </office:meta>
</office:document-meta>
</file>

<file path=Object 1/content.xml><?xml version="1.0" encoding="utf-8"?>
<math xmlns="http://www.w3.org/1998/Math/MathML" display="block">
  <semantics>
    <mrow>
      <mi mathvariant="italic">accuracy</mi>
      <mo stretchy="false">=</mo>
      <mfrac>
        <mrow>
          <mo fence="true" stretchy="false">(</mo>
          <mrow>
            <mrow>
              <msub>
                <mi mathvariant="italic">true</mi>
                <mi mathvariant="italic">positives</mi>
              </msub>
              <mo stretchy="false">∗</mo>
              <msub>
                <mi mathvariant="italic">true</mi>
                <mi mathvariant="italic">negatives</mi>
              </msub>
            </mrow>
          </mrow>
          <mo fence="true" stretchy="false">)</mo>
        </mrow>
        <mi mathvariant="italic">dataset</mi>
      </mfrac>
    </mrow>
    <annotation encoding="StarMath 5.0"> accuracy =  (true_positives * true_negatives) over dataset
</annotation>
  </semantics>
</math>
</file>